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992cm"/>
    </style:style>
    <style:style style:name="Tableau5.B" style:family="table-column">
      <style:table-column-properties style:column-width="2.609cm"/>
    </style:style>
    <style:style style:name="Tableau5.C" style:family="table-column">
      <style:table-column-properties style:column-width="2.193cm"/>
    </style:style>
    <style:style style:name="Tableau5.D" style:family="table-column">
      <style:table-column-properties style:column-width="2.815cm"/>
    </style:style>
    <style:style style:name="Tableau5.E" style:family="table-column">
      <style:table-column-properties style:column-width="2.401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fill-image-width="0cm" draw:fill-image-height="0cm"/>
      <style:paragraph-properties fo:text-align="center" style:justify-single-word="false" fo:background-color="#ffcc99"/>
      <style:text-properties fo:font-size="16pt" fo:font-weight="bold" officeooo:rsid="000fe9dc" officeooo:paragraph-rsid="000fe9dc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bc748" officeooo:paragraph-rsid="000fe9dc"/>
    </style:style>
    <style:style style:name="P3" style:family="paragraph" style:parent-style-name="Standard">
      <style:text-properties officeooo:rsid="00214682" officeooo:paragraph-rsid="000fe9dc"/>
    </style:style>
    <style:style style:name="P4" style:family="paragraph" style:parent-style-name="Standard">
      <style:text-properties officeooo:rsid="0029c10f" officeooo:paragraph-rsid="000fe9dc"/>
    </style:style>
    <style:style style:name="P5" style:family="paragraph" style:parent-style-name="Standard">
      <style:text-properties officeooo:rsid="001157c8" officeooo:paragraph-rsid="001157c8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9c10f" officeooo:paragraph-rsid="000fe9d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aa1b1" officeooo:paragraph-rsid="000fe9d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2aa1b1" officeooo:paragraph-rsid="000fe9dc"/>
    </style:style>
    <style:style style:name="P9" style:family="paragraph" style:parent-style-name="Table_20_Contents">
      <style:paragraph-properties fo:text-align="center" style:justify-single-word="false"/>
      <style:text-properties officeooo:rsid="00214682" officeooo:paragraph-rsid="000fe9dc"/>
    </style:style>
    <style:style style:name="P10" style:family="paragraph" style:parent-style-name="Table_20_Contents">
      <style:paragraph-properties fo:text-align="center" style:justify-single-word="false"/>
      <style:text-properties officeooo:paragraph-rsid="000fe9dc"/>
    </style:style>
    <style:style style:name="P11" style:family="paragraph" style:parent-style-name="Table_20_Contents">
      <style:paragraph-properties fo:text-align="center" style:justify-single-word="false"/>
      <style:text-properties officeooo:rsid="001157c8" officeooo:paragraph-rsid="001157c8"/>
    </style:style>
    <style:style style:name="P12" style:family="paragraph" style:parent-style-name="Table_20_Contents">
      <style:paragraph-properties fo:text-align="center" style:justify-single-word="false"/>
      <style:text-properties officeooo:rsid="0011e0bc" officeooo:paragraph-rsid="0011e0bc"/>
    </style:style>
    <style:style style:name="P13" style:family="paragraph" style:parent-style-name="Standard" style:list-style-name="L1">
      <style:text-properties officeooo:rsid="00214682" officeooo:paragraph-rsid="000fe9dc"/>
    </style:style>
    <style:style style:name="P14" style:family="paragraph" style:parent-style-name="Standard" style:list-style-name="L1">
      <style:text-properties officeooo:rsid="0029c10f" officeooo:paragraph-rsid="000fe9dc"/>
    </style:style>
    <style:style style:name="P15" style:family="paragraph" style:parent-style-name="Standard" style:list-style-name="L2">
      <style:text-properties officeooo:rsid="002f72e1" officeooo:paragraph-rsid="000fe9dc"/>
    </style:style>
    <style:style style:name="T1" style:family="text">
      <style:text-properties officeooo:rsid="0029c10f"/>
    </style:style>
    <style:style style:name="T2" style:family="text">
      <style:text-properties officeooo:rsid="002aa1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ix d'un type de boucle</text:p>
      <text:p text:style-name="P2"/>
      <text:p text:style-name="P2"/>
      <text:p text:style-name="P2"/>
      <text:list xml:id="list1154847521186151787" text:style-name="L1">
        <text:list-item>
          <text:p text:style-name="P13">Rappelez les <text:span text:style-name="T1">4</text:span> types de structures <text:span text:style-name="T1">répétitives</text:span> en algorithmique (pas en C).</text:p>
        </text:list-item>
      </text:list>
      <text:p text:style-name="P5">Faire TantQue / Tant Que FinTantQue / Pour FinPour / Répéter Jusqu’à</text:p>
      <text:p text:style-name="P5"/>
      <text:list xml:id="list155301667409250" text:continue-numbering="true" text:style-name="L1">
        <text:list-item>
          <text:p text:style-name="P14">Complétez le tableau suivant en mettant une croix verte sur le type de boucle le plus approprié, et une croix rouge pour les boucles pouvant répondre à la problématique</text:p>
        </text:list-item>
      </text:list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6">Problématique</text:p>
          </table:table-cell>
          <table:table-cell table:style-name="Tableau5.A1" office:value-type="string">
            <text:p text:style-name="P6">P<text:span text:style-name="T2">our</text:span>..</text:p>
            <text:p text:style-name="P7">FinPour</text:p>
          </table:table-cell>
          <table:table-cell table:style-name="Tableau5.A1" office:value-type="string">
            <text:p text:style-name="P6">Faire.. TantQue</text:p>
          </table:table-cell>
          <table:table-cell table:style-name="Tableau5.A1" office:value-type="string">
            <text:p text:style-name="P6">Répéter .. Jusqu'à</text:p>
          </table:table-cell>
          <table:table-cell table:style-name="Tableau5.E1" office:value-type="string">
            <text:p text:style-name="P6">Tant Que ... Fin TanQue</text:p>
          </table:table-cell>
        </table:table-row>
        <table:table-row>
          <table:table-cell table:style-name="Tableau5.A2" office:value-type="string">
            <text:p text:style-name="P8">Afficher 15 fois "coucou"</text:p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1">x</text:p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8">Demandez à l'utilisateur une lettre qui doit être 'o' ou 'n'</text:p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2">X</text:p>
          </table:table-cell>
          <table:table-cell table:style-name="Tableau5.A2" office:value-type="string">
            <text:p text:style-name="P10"/>
          </table:table-cell>
          <table:table-cell table:style-name="Tableau5.E2" office:value-type="string">
            <text:p text:style-name="P10"/>
          </table:table-cell>
        </table:table-row>
        <table:table-row>
          <table:table-cell table:style-name="Tableau5.A2" office:value-type="string">
            <text:p text:style-name="P8">Demandez à l'utilisateur un chiffre entre 0 et 9</text:p>
          </table:table-cell>
          <table:table-cell table:style-name="Tableau5.A2" office:value-type="string">
            <text:p text:style-name="P9"/>
          </table:table-cell>
          <table:table-cell table:style-name="Tableau5.A2" office:value-type="string">
            <text:p text:style-name="P10"/>
          </table:table-cell>
          <table:table-cell table:style-name="Tableau5.A2" office:value-type="string">
            <text:p text:style-name="P10"/>
          </table:table-cell>
          <table:table-cell table:style-name="Tableau5.E2" office:value-type="string">
            <text:p text:style-name="P12">X</text:p>
          </table:table-cell>
        </table:table-row>
      </table:table>
      <text:p text:style-name="P3"/>
      <text:list xml:id="list5739039508919894831" text:style-name="L2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3:30:42.668877194</meta:creation-date>
    <dc:date>2017-10-20T15:53:00.307581408</dc:date>
    <meta:editing-duration>PT5M4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101" meta:character-count="557" meta:non-whitespace-character-count="475"/>
  </office:meta>
</office:document-meta>
</file>